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88.6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adc5e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fcd3c1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Hoja de cálculo para la obtención rápida de la posición de la línea en función de la lectura de los sensor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Para 6 sensores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Número de sens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Valor del sensor mapeado entre 0 y 10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23" calcext:value-type="float">
            <text:p>102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9" office:value-type="string" calcext:value-type="string" table:number-columns-spanned="3" table:number-rows-spanned="1">
            <text:p>← (Valores a modificar)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actor multiplicativo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alores de sensores por pesos</text:p>
          </table:table-cell>
          <table:table-cell table:formula="of:=[.C6]*[.C5]*[.C8]" office:value-type="float" office:value="0" calcext:value-type="float">
            <text:p>0</text:p>
          </table:table-cell>
          <table:table-cell table:formula="of:=[.D6]*[.D5]*[.C8]" office:value-type="float" office:value="180000" calcext:value-type="float">
            <text:p>180000</text:p>
          </table:table-cell>
          <table:table-cell table:formula="of:=[.E6]*[.E5]*[.C8]" office:value-type="float" office:value="306900" calcext:value-type="float">
            <text:p>306900</text:p>
          </table:table-cell>
          <table:table-cell table:formula="of:=[.F6]*[.F5]*[.C8]" office:value-type="float" office:value="0" calcext:value-type="float">
            <text:p>0</text:p>
          </table:table-cell>
          <table:table-cell table:formula="of:=[.G6]*[.G5]*[.C8]" office:value-type="float" office:value="0" calcext:value-type="float">
            <text:p>0</text:p>
          </table:table-cell>
          <table:table-cell table:formula="of:=[.H6]*[.H5]*[.C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uma de los pesos</text:p>
          </table:table-cell>
          <table:table-cell table:formula="of:=SUM([.C10:.H10])" office:value-type="float" office:value="486900" calcext:value-type="float">
            <text:p>4869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uma de los sensores</text:p>
          </table:table-cell>
          <table:table-cell table:formula="of:=SUM([.C6:.H6])" office:value-type="float" office:value="1923" calcext:value-type="float">
            <text:p>192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dia</text:p>
          </table:table-cell>
          <table:table-cell table:formula="of:=[.C12]/[.C14]" office:value-type="float" office:value="253.198127925117" calcext:value-type="float">
            <text:p>253,19812792511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sición</text:p>
          </table:table-cell>
          <table:table-cell table:style-name="ce8" table:formula="of:=[.C16]-(6+1)*[.C8]/2" office:value-type="float" office:value="-96.801872074883" calcext:value-type="float">
            <text:p>-96,801872074883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9" table:number-rows-spanned="1">
            <text:p>Para 8 sensores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úmero de sens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alor del sensor mapeado entre 0 y 10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23" calcext:value-type="float">
            <text:p>102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9" office:value-type="string" calcext:value-type="string" table:number-columns-spanned="3" table:number-rows-spanned="1">
            <text:p>← (Valores a modificar)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actor multiplicativo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alores de sensores por pesos</text:p>
          </table:table-cell>
          <table:table-cell table:formula="of:=[.C23]*[.C22]*[.C25]" office:value-type="float" office:value="0" calcext:value-type="float">
            <text:p>0</text:p>
          </table:table-cell>
          <table:table-cell table:formula="of:=[.D23]*[.D22]*[.C25]" office:value-type="float" office:value="180000" calcext:value-type="float">
            <text:p>180000</text:p>
          </table:table-cell>
          <table:table-cell table:formula="of:=[.E23]*[.E22]*[.C25]" office:value-type="float" office:value="306900" calcext:value-type="float">
            <text:p>306900</text:p>
          </table:table-cell>
          <table:table-cell table:formula="of:=[.F23]*[.F22]*[.C25]" office:value-type="float" office:value="0" calcext:value-type="float">
            <text:p>0</text:p>
          </table:table-cell>
          <table:table-cell table:formula="of:=[.G23]*[.G22]*[.C25]" office:value-type="float" office:value="0" calcext:value-type="float">
            <text:p>0</text:p>
          </table:table-cell>
          <table:table-cell table:formula="of:=[.H23]*[.H22]*[.C25]" office:value-type="float" office:value="0" calcext:value-type="float">
            <text:p>0</text:p>
          </table:table-cell>
          <table:table-cell table:formula="of:=[.I23]*[.I22]*[.C25]" office:value-type="float" office:value="0" calcext:value-type="float">
            <text:p>0</text:p>
          </table:table-cell>
          <table:table-cell table:formula="of:=[.J23]*[.J22]*[.C2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uma de los pesos</text:p>
          </table:table-cell>
          <table:table-cell table:formula="of:=SUM([.C27:.J27])" office:value-type="float" office:value="486900" calcext:value-type="float">
            <text:p>4869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uma de los sensores</text:p>
          </table:table-cell>
          <table:table-cell table:formula="of:=SUM([.C23:.J23])" office:value-type="float" office:value="1923" calcext:value-type="float">
            <text:p>192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dia</text:p>
          </table:table-cell>
          <table:table-cell table:formula="of:=[.C29]/[.C31]" office:value-type="float" office:value="253.198127925117" calcext:value-type="float">
            <text:p>253,19812792511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sición</text:p>
          </table:table-cell>
          <table:table-cell table:style-name="ce8" table:formula="of:=[.C33]-(8+1)*[.C25]/2" office:value-type="float" office:value="-196.801872074883" calcext:value-type="float">
            <text:p>-196,801872074883</text:p>
          </table:table-cell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13:43:56.5912178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esaj</meta:initial-creator>
    <meta:creation-date>2017-11-01T14:24:30Z</meta:creation-date>
    <dc:date>2019-03-06T13:51:16.359943651</dc:date>
    <meta:editing-duration>PT11M10S</meta:editing-duration>
    <meta:editing-cycles>4</meta:editing-cycles>
    <meta:document-statistic meta:table-count="1" meta:cell-count="73" meta:object-count="0"/>
  </office:meta>
</office:document-meta>
</file>